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3.401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0" style:family="table-row">
      <style:table-row-properties style:min-row-height="0.764cm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106cm"/>
    </style:style>
    <style:style style:name="Table2.B" style:family="table-column">
      <style:table-column-properties style:column-width="11.9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5.106cm"/>
    </style:style>
    <style:style style:name="Table3.B" style:family="table-column">
      <style:table-column-properties style:column-width="11.9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a58e" officeooo:paragraph-rsid="0010a58e" style:text-blinking="false" fo:background-color="transparen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solid" style:text-underline-width="auto" style:text-underline-color="font-color" fo:font-weight="bold" officeooo:rsid="0010a58e" officeooo:paragraph-rsid="0010a58e" style:text-blinking="false" fo:background-color="transparent" style:font-size-asian="26.25pt" style:font-weight-asian="bold" style:font-size-complex="3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30pt" fo:font-style="normal" style:text-underline-style="none" fo:font-weight="normal" officeooo:rsid="0010a58e" officeooo:paragraph-rsid="0010a58e" style:text-blinking="false" fo:background-color="transparent" style:font-size-asian="26.25pt" style:font-weight-asian="normal" style:font-size-complex="3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10a58e" officeooo:paragraph-rsid="0010a58e" style:text-blinking="false" fo:background-color="transparent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10a58e" officeooo:paragraph-rsid="0010a58e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" fo:font-size="25pt" fo:font-style="normal" style:text-underline-style="none" fo:font-weight="normal" officeooo:rsid="0012084c" officeooo:paragraph-rsid="0012084c" style:text-blinking="false" fo:background-color="transparent" style:font-size-asian="25pt" style:font-weight-asian="normal" style:font-size-complex="2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2084c" officeooo:paragraph-rsid="0014b95c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ccc13" officeooo:paragraph-rsid="0013302c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Arial1" fo:font-size="12pt" officeooo:rsid="001acc65" officeooo:paragraph-rsid="0013302c" style:font-size-asian="12pt" style:font-size-complex="12pt"/>
    </style:style>
    <style:style style:name="P10" style:family="paragraph" style:parent-style-name="Standard">
      <style:text-properties style:font-name="Arial1" fo:font-size="12pt" officeooo:rsid="001acc65" officeooo:paragraph-rsid="001955e9" style:font-size-asian="12pt" style:font-size-complex="12pt"/>
    </style:style>
    <style:style style:name="P11" style:family="paragraph" style:parent-style-name="Standard">
      <style:text-properties style:font-name="Arial1" fo:font-size="12pt" officeooo:paragraph-rsid="0013302c" style:font-size-asian="12pt" style:font-size-complex="12pt"/>
    </style:style>
    <style:style style:name="P12" style:family="paragraph" style:parent-style-name="Standard">
      <style:text-properties style:font-name="Arial1" fo:font-size="12pt" officeooo:rsid="001ccc13" officeooo:paragraph-rsid="0013302c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officeooo:paragraph-rsid="0014b95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15" style:family="paragraph" style:parent-style-name="Standard">
      <style:text-properties style:font-name="Arial1" fo:font-size="12pt" officeooo:paragraph-rsid="0014b95c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officeooo:rsid="0012084c" officeooo:paragraph-rsid="0014b95c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officeooo:rsid="0012f2f9" officeooo:paragraph-rsid="0014b95c" style:font-size-asian="12pt" style:font-size-complex="12pt"/>
    </style:style>
    <style:style style:name="P18" style:family="paragraph" style:parent-style-name="Standard">
      <style:text-properties style:font-name="Arial1" fo:font-size="12pt" officeooo:rsid="001955e9" officeooo:paragraph-rsid="001955e9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officeooo:rsid="001955e9" officeooo:paragraph-rsid="001955e9" style:font-size-asian="12pt" style:font-size-complex="12pt"/>
    </style:style>
    <style:style style:name="P20" style:family="paragraph" style:parent-style-name="Standard">
      <style:text-properties style:font-name="Arial1" fo:font-size="12pt" officeooo:paragraph-rsid="001b4fca" style:font-size-asian="12pt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Arial1" fo:font-size="12pt" officeooo:paragraph-rsid="001955e9" style:font-size-asian="12pt" style:font-size-complex="12pt"/>
    </style:style>
    <style:style style:name="P22" style:family="paragraph" style:parent-style-name="Standard">
      <style:text-properties style:font-name="Arial1" fo:font-size="12pt" fo:language="es" fo:country="ES" officeooo:paragraph-rsid="001b4fca" style:font-size-asian="12pt" style:font-size-complex="12pt"/>
    </style:style>
    <style:style style:name="P23" style:family="paragraph" style:parent-style-name="Standard">
      <style:paragraph-properties fo:line-height="100%" fo:text-align="start" style:justify-single-word="false"/>
      <style:text-properties officeooo:paragraph-rsid="001955e9"/>
    </style:style>
    <style:style style:name="P24" style:family="paragraph" style:parent-style-name="Standard">
      <style:paragraph-properties fo:line-height="100%" fo:text-align="start" style:justify-single-word="false"/>
      <style:text-properties fo:language="es" fo:country="ES" officeooo:paragraph-rsid="001955e9"/>
    </style:style>
    <style:style style:name="P25" style:family="paragraph" style:parent-style-name="Standard">
      <style:paragraph-properties fo:line-height="100%" fo:text-align="start" style:justify-single-word="false"/>
      <style:text-properties fo:language="es" fo:country="ES" officeooo:rsid="001955e9" officeooo:paragraph-rsid="001955e9"/>
    </style:style>
    <style:style style:name="P26" style:family="paragraph" style:parent-style-name="Standard">
      <style:paragraph-properties fo:line-height="100%" fo:text-align="start" style:justify-single-word="false"/>
      <style:text-properties fo:language="es" fo:country="ES" officeooo:rsid="001c564b" officeooo:paragraph-rsid="001c564b"/>
    </style:style>
    <style:style style:name="P27" style:family="paragraph" style:parent-style-name="Table_20_Contents">
      <style:text-properties style:font-name="Arial1" fo:font-size="12pt" officeooo:rsid="001ccc13" officeooo:paragraph-rsid="0013302c" style:font-size-asian="12pt" style:font-size-complex="12pt"/>
    </style:style>
    <style:style style:name="P28" style:family="paragraph" style:parent-style-name="Table_20_Contents">
      <style:text-properties style:font-name="Arial1" fo:font-size="12pt" officeooo:rsid="001e4ad2" officeooo:paragraph-rsid="0013302c" style:font-size-asian="12pt" style:font-size-complex="12pt"/>
    </style:style>
    <style:style style:name="P29" style:family="paragraph" style:parent-style-name="Table_20_Contents">
      <style:text-properties style:font-name="Arial" fo:font-size="11.25pt" officeooo:rsid="001955e9" officeooo:paragraph-rsid="001955e9"/>
    </style:style>
    <style:style style:name="P30" style:family="paragraph" style:parent-style-name="Table_20_Contents">
      <style:text-properties style:font-name="Arial" fo:font-size="11.25pt" officeooo:rsid="000ff2cf" officeooo:paragraph-rsid="001955e9"/>
    </style:style>
    <style:style style:name="P31" style:family="paragraph" style:parent-style-name="Table_20_Contents">
      <style:text-properties style:font-name="Arial" fo:font-size="11.25pt" officeooo:paragraph-rsid="001955e9"/>
    </style:style>
    <style:style style:name="P32" style:family="paragraph" style:parent-style-name="Text_20_body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06ccd" officeooo:paragraph-rsid="0015e189" style:text-blinking="false" fo:background-color="transparent" style:font-weight-asian="normal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6522" officeooo:paragraph-rsid="0015e189" style:text-blinking="false" fo:background-color="transparent" style:font-weight-asian="normal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bold" officeooo:rsid="00106ccd" officeooo:paragraph-rsid="0015e189" style:text-blinking="false" fo:background-color="transparent" style:font-weight-asian="bold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rsid="000ff2cf" officeooo:paragraph-rsid="0015e189"/>
    </style:style>
    <style:style style:name="P38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weight="normal" officeooo:rsid="00106ccd" officeooo:paragraph-rsid="0015e189" style:font-weight-asian="normal" style:font-weight-complex="normal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15e189"/>
    </style:style>
    <style:style style:name="P40" style:family="paragraph" style:parent-style-name="Standard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12ad1d" officeooo:paragraph-rsid="001955e9" style:text-blinking="false" fo:background-color="transparent" style:font-weight-asian="normal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Arial1" fo:font-size="13pt" fo:language="es" fo:country="ES" officeooo:paragraph-rsid="001955e9" style:font-size-asian="13pt" style:font-size-complex="13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Arial1" fo:font-size="13pt" fo:language="es" fo:country="ES" officeooo:paragraph-rsid="001b4fca" style:font-size-asian="13pt" style:font-size-complex="13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Arial1" fo:font-size="13pt" fo:language="es" fo:country="ES" officeooo:paragraph-rsid="001c564b" style:font-size-asian="13pt" style:font-size-complex="13pt"/>
    </style:style>
    <style:style style:name="P44" style:family="paragraph" style:parent-style-name="Standard">
      <style:paragraph-properties fo:line-height="100%" fo:text-align="start" style:justify-single-word="false"/>
      <style:text-properties style:font-name="Arial1" fo:font-size="13pt" fo:language="es" fo:country="ES" officeooo:paragraph-rsid="001eff1e" style:font-size-asian="13pt" style:font-size-complex="13pt"/>
    </style:style>
    <style:style style:name="P45" style:family="paragraph" style:parent-style-name="Standard">
      <style:paragraph-properties fo:line-height="100%" fo:text-align="start" style:justify-single-word="false"/>
      <style:text-properties style:font-name="Arial1" fo:font-size="13pt" fo:language="es" fo:country="ES" officeooo:paragraph-rsid="001f83f3" style:font-size-asian="13pt" style:font-size-complex="13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2084c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fo:font-weight="normal" officeooo:rsid="000ff2c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6522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.25pt" fo:font-style="normal" style:text-underline-style="none" officeooo:rsid="0012ad1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06ccd" style:text-blinking="false" fo:background-color="transparent" loext:char-shading-value="0" style:font-size-asian="10.5pt" style:font-weight-asian="bold" style:font-size-complex="12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ff2cf" style:text-blinking="false" fo:background-color="transparent" loext:char-shading-value="0" style:font-size-asian="10.5pt" style:font-weight-asian="bold" style:font-size-complex="12pt" style:font-weight-complex="bold"/>
    </style:style>
    <style:style style:name="T8" style:family="text">
      <style:text-properties officeooo:rsid="001acc65"/>
    </style:style>
    <style:style style:name="T9" style:family="text">
      <style:text-properties officeooo:rsid="001ccc13"/>
    </style:style>
    <style:style style:name="T10" style:family="text">
      <style:text-properties officeooo:rsid="001e4ad2"/>
    </style:style>
    <style:style style:name="T11" style:family="text">
      <style:text-properties officeooo:rsid="0014b95c"/>
    </style:style>
    <style:style style:name="T12" style:family="text">
      <style:text-properties officeooo:rsid="0012084c"/>
    </style:style>
    <style:style style:name="T13" style:family="text">
      <style:text-properties officeooo:rsid="0012f2f9"/>
    </style:style>
    <style:style style:name="T14" style:family="text">
      <style:text-properties fo:language="es" fo:country="ES"/>
    </style:style>
    <style:style style:name="T15" style:family="text">
      <style:text-properties fo:language="es" fo:country="ES" officeooo:rsid="001955e9"/>
    </style:style>
    <style:style style:name="T16" style:family="text">
      <style:text-properties officeooo:rsid="001b4fca"/>
    </style:style>
    <style:style style:name="T17" style:family="text">
      <style:text-properties style:font-name="Arial1" fo:font-size="12pt" officeooo:rsid="001ccc13" style:font-size-asian="12pt" style:font-size-complex="12pt"/>
    </style:style>
    <style:style style:name="T18" style:family="text">
      <style:text-properties officeooo:rsid="001c564b"/>
    </style:style>
    <style:style style:name="T19" style:family="text">
      <style:text-properties officeooo:rsid="001eff1e"/>
    </style:style>
    <style:style style:name="T20" style:family="text">
      <style:text-properties officeooo:rsid="001f83f3"/>
    </style:style>
    <style:style style:name="T21" style:family="text">
      <style:text-properties fo:font-size="12pt" officeooo:rsid="001ccc13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Nacional De Río Cuarto</text:p>
      <text:p text:style-name="P1">Facultad de <text:s/>Ciencias Exactas, Fco-Qcas y Naturales</text:p>
      <text:p text:style-name="P1">Departamento de Computación</text:p>
      <text:p text:style-name="P1">Análisis y Diseño de Algoritmos (3302)</text:p>
      <text:p text:style-name="P2"/>
      <text:p text:style-name="P2"/>
      <text:p text:style-name="P2"/>
      <text:p text:style-name="P2">Especificación de requisitos de software</text:p>
      <text:p text:style-name="P2"/>
      <text:p text:style-name="P2"/>
      <text:p text:style-name="P3"/>
      <text:p text:style-name="P3"/>
      <text:p text:style-name="P3"/>
      <text:p text:style-name="P3">Proyecto: Cuatro en línea</text:p>
      <text:p text:style-name="P3"/>
      <text:p text:style-name="P3"/>
      <text:p text:style-name="P3"/>
      <text:p text:style-name="P3"/>
      <text:p text:style-name="P3"/>
      <text:p text:style-name="P3"/>
      <text:p text:style-name="P4">Integrantes:</text:p>
      <text:p text:style-name="P5">Calcagno Camila, DNI: 38.339.428</text:p>
      <text:p text:style-name="P5">Martinez Agustín, DNI: 35.915.393</text:p>
      <text:p text:style-name="P5">Passalacqua Santiago, DNI: 36.133.370</text:p>
      <text:p text:style-name="P6"/>
      <text:p text:style-name="P10"><text:soft-page-break/></text:p>
      <text:p text:style-name="P18">Registro de cambios</text:p>
      <table:table table:name="Tabla2" table:style-name="Tabla2">
        <table:table-column table:style-name="Tabla2.A" table:number-columns-repeated="5"/>
        <table:table-row>
          <table:table-cell table:style-name="Tabla2.A1" office:value-type="string">
            <text:p text:style-name="P30">Fecha </text:p>
          </table:table-cell>
          <table:table-cell table:style-name="Tabla2.A1" office:value-type="string">
            <text:p text:style-name="P30">Autor</text:p>
          </table:table-cell>
          <table:table-cell table:style-name="Tabla2.A1" office:value-type="string">
            <text:p text:style-name="P30">Versión</text:p>
          </table:table-cell>
          <table:table-cell table:style-name="Tabla2.A1" office:value-type="string">
            <text:p text:style-name="P30">Comentario</text:p>
          </table:table-cell>
          <table:table-cell table:style-name="Tabla2.E1" office:value-type="string">
            <text:p text:style-name="P30">#Horas</text:p>
          </table:table-cell>
        </table:table-row>
        <table:table-row>
          <table:table-cell table:style-name="Tabla2.A2" office:value-type="string">
            <text:p text:style-name="P30">5/04/2015</text:p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0.01</text:p>
          </table:table-cell>
          <table:table-cell table:style-name="Tabla2.A2" office:value-type="string">
            <text:p text:style-name="P30">Inicialización del SRS</text:p>
          </table:table-cell>
          <table:table-cell table:style-name="Tabla2.E2" office:value-type="string">
            <text:p text:style-name="P30">5</text:p>
          </table:table-cell>
        </table:table-row>
        <table:table-row>
          <table:table-cell table:style-name="Tabla2.A2" office:value-type="string">
            <text:p text:style-name="P30">13/04/2015</text:p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0">0.02</text:p>
          </table:table-cell>
          <table:table-cell table:style-name="Tabla2.A2" office:value-type="string">
            <text:p text:style-name="P30">Modificacion del SRS</text:p>
          </table:table-cell>
          <table:table-cell table:style-name="Tabla2.E2" office:value-type="string">
            <text:p text:style-name="P30">5</text:p>
          </table:table-cell>
        </table:table-row>
        <table:table-row>
          <table:table-cell table:style-name="Tabla2.A2" office:value-type="string">
            <text:p text:style-name="P29">24/04/2015</text:p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29">0.03</text:p>
          </table:table-cell>
          <table:table-cell table:style-name="Tabla2.A2" office:value-type="string">
            <text:p text:style-name="P29">Modificacion del SRS</text:p>
          </table:table-cell>
          <table:table-cell table:style-name="Tabla2.E2" office:value-type="string">
            <text:p text:style-name="P29">1/2</text:p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  <table:table-row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  <table:table-row table:style-name="Tabla2.10"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A2" office:value-type="string">
            <text:p text:style-name="P31"/>
          </table:table-cell>
          <table:table-cell table:style-name="Tabla2.E2" office:value-type="string">
            <text:p text:style-name="P31"/>
          </table:table-cell>
        </table:table-row>
      </table:table>
      <text:p text:style-name="P10"/>
      <text:p text:style-name="P9">INTRODUCCIÓN</text:p>
      <text:p text:style-name="P11">1.1 Propósito</text:p>
      <text:p text:style-name="P11">El presente documento tiene como propósito definir las especificaciones funcionales, no funcionales y del sistema para la implementación de un <text:span text:style-name="T8">juego online.</text:span> <text:span text:style-name="T8">Esta aplicación podrá ser utilizada por todos aquellos usuarios que deseen, simplemente creando su cuenta.</text:span></text:p>
      <text:p text:style-name="P11"/>
      <text:p text:style-name="P11">1.2 Alcance Diseño, Desarrollo e Implementación del <text:span text:style-name="T8">juego Cuatro en Línea.</text:span></text:p>
      <text:p text:style-name="P11"><text:span text:style-name="T8">Cuatro en línea</text:span> será una aplicación basada en JAVA que funcionará en un entorno <text:span text:style-name="T8">web.</text:span></text:p>
      <text:p text:style-name="P11">Ésta aplicación dará apoyo a los siguientes procesos:</text:p>
      <text:p text:style-name="P12">*Como usuario quiero crear mi cuenta.</text:p>
      <text:p text:style-name="P11"><text:span text:style-name="T9">*</text:span>Como un invitado quiero dar mi nombre así puedo jugar. </text:p>
      <text:p text:style-name="P11">*Como usuario quiero crear una nueva partida.</text:p>
      <text:p text:style-name="P11">*Como jugador cuando coloco una ficha quiero saber si gane.</text:p>
      <text:p text:style-name="P11">*Como jugador quiero poder ver el tablero de mi partida corriente.</text:p>
      <text:p text:style-name="P11">*Como usuario registrado quiero ver el historial de mis jugadas. </text:p>
      <text:p text:style-name="P11">*Como usuario registrado quiero ver mi ranking.</text:p>
      <text:p text:style-name="P11">*Como usuario quiero ver contrincantes de ranking similar para poder desafiarlos.</text:p>
      <text:p text:style-name="P11"/>
      <text:p text:style-name="P7"><text:span text:style-name="T11">1</text:span>.<text:span text:style-name="T11">3</text:span> Definiciones, acrónimos y abreviaciones</text:p>
      <text:p text:style-name="P7"><text:tab/>GUI: Interfaz gráfica de usuario</text:p>
      <text:p text:style-name="P7"><text:tab/>API: Interfaz de programación de aplicaciones</text:p>
      <text:p text:style-name="P7"><text:span text:style-name="T11">1</text:span>.<text:span text:style-name="T11">4</text:span> Glosario:</text:p>
      <text:p text:style-name="P13"><text:span text:style-name="T1"><text:tab/></text:span>Cliente/Servidor: La arquitectura cliente-servidor es un modelo <text:tab/>de aplicación distribuida en el que las tareas se reparten entre <text:tab/>los proveedores de recursos o servicios, llamados servidores, y</text:p>
      <text:p text:style-name="P13"><text:tab/>los demandantes, llamados clientes. Un cliente realiza peticiones </text:p>
      <text:p text:style-name="P15"><text:tab/>a otro programa, el servidor, que le da respuesta.</text:p>
      <text:p text:style-name="P7"><text:tab/></text:p>
      <text:p text:style-name="P13"><text:span text:style-name="T1"><text:tab/></text:span>Multi-usuarios:En general se le llama multiusuario a la <text:tab/>característica de un sistema operativo o programa que permite <text:tab/>proveer servicio y procesamiento a múltiples usuarios <text:tab/>simultáneamente (tanto en paralelismo real como simulado<text:span text:style-name="T12">).</text:span></text:p>
      <text:p text:style-name="P13"/>
      <text:p text:style-name="P13"><text:soft-page-break/><text:span text:style-name="T12"><text:tab/></text:span>Usuario: <text:span text:style-name="T12">Persona registrada en el sistema que tiene el privilegio <text:tab/>de poder aparecer en el ranking.</text:span></text:p>
      <text:p text:style-name="P16"><text:tab/></text:p>
      <text:p text:style-name="P16"><text:tab/>Invitado: Persona no registrada en el sistema que solo puede <text:tab/>jugar y no <text:span text:style-name="T13">aparecerá</text:span> en el ranking.</text:p>
      <text:p text:style-name="P16"/>
      <text:p text:style-name="P13"><text:span text:style-name="T12"><text:tab/></text:span>Base de Datos: Es un conjunto de datos que pertenecen al mismo <text:tab/>contexto almacenados sistemáticamente para su posterior uso.</text:p>
      <text:p text:style-name="P13"/>
      <text:p text:style-name="P13"><text:tab/>Aplicación: Es un programa informático diseñado para facilitar al <text:tab/>usuario la realización de un determinado tipo de trabajo.</text:p>
      <text:p text:style-name="P13"/>
      <text:p text:style-name="P13"><text:tab/>Java:Es un lenguaje de programación orientado a objetos. Que <text:tab/>permite el desarrollo de una aplicación para algún uso específico.</text:p>
      <text:p text:style-name="P13"/>
      <text:p text:style-name="P13"><text:tab/>Internet: Es un método de interconexión descentralizada de <text:tab/>redes de computadoras implementado en un conjunto de <text:tab/>protocolos denominado TCP/IP.</text:p>
      <text:p text:style-name="P17"/>
      <text:p text:style-name="P17"><text:span text:style-name="T11">1</text:span>.<text:span text:style-name="T11">5</text:span> Referencias</text:p>
      <text:p text:style-name="P13"><text:tab/><text:span text:style-name="T13">wikipedia.org</text:span></text:p>
      <text:p text:style-name="P13"/>
      <text:p text:style-name="P11"/>
      <text:p text:style-name="P12">1.6 Personal Involucrad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Nombre</text:p>
          </table:table-cell>
          <table:table-cell table:style-name="Table1.B1" office:value-type="string">
            <text:p text:style-name="P27">Agustin <text:span text:style-name="T10">Martinez</text:span></text:p>
          </table:table-cell>
        </table:table-row>
        <table:table-row>
          <table:table-cell table:style-name="Table1.A2" office:value-type="string">
            <text:p text:style-name="P27">Rol</text:p>
          </table:table-cell>
          <table:table-cell table:style-name="Table1.B2" office:value-type="string">
            <text:p text:style-name="P28">Programador</text:p>
          </table:table-cell>
        </table:table-row>
        <table:table-row>
          <table:table-cell table:style-name="Table1.A2" office:value-type="string">
            <text:p text:style-name="P27">Categoria Profesional</text:p>
          </table:table-cell>
          <table:table-cell table:style-name="Table1.B2" office:value-type="string">
            <text:p text:style-name="P28">Estudiante</text:p>
          </table:table-cell>
        </table:table-row>
        <table:table-row>
          <table:table-cell table:style-name="Table1.A2" office:value-type="string">
            <text:p text:style-name="P27">Responsabilidades</text:p>
          </table:table-cell>
          <table:table-cell table:style-name="Table1.B2" office:value-type="string">
            <text:p text:style-name="P28">Codificar la aplicación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Nombre</text:p>
          </table:table-cell>
          <table:table-cell table:style-name="Table2.B1" office:value-type="string">
            <text:p text:style-name="P28">Passalacqua Santiago</text:p>
          </table:table-cell>
        </table:table-row>
        <table:table-row>
          <table:table-cell table:style-name="Table2.A2" office:value-type="string">
            <text:p text:style-name="P28">Rol</text:p>
          </table:table-cell>
          <table:table-cell table:style-name="Table2.B2" office:value-type="string">
            <text:p text:style-name="P28">Programador</text:p>
          </table:table-cell>
        </table:table-row>
        <table:table-row>
          <table:table-cell table:style-name="Table2.A2" office:value-type="string">
            <text:p text:style-name="P28">Categoria Profesional</text:p>
          </table:table-cell>
          <table:table-cell table:style-name="Table2.B2" office:value-type="string">
            <text:p text:style-name="P28">Estudiante</text:p>
          </table:table-cell>
        </table:table-row>
        <table:table-row>
          <table:table-cell table:style-name="Table2.A2" office:value-type="string">
            <text:p text:style-name="P28">Responsabilidades</text:p>
          </table:table-cell>
          <table:table-cell table:style-name="Table2.B2" office:value-type="string">
            <text:p text:style-name="P28">Codificar la aplicación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8">Nombre</text:p>
          </table:table-cell>
          <table:table-cell table:style-name="Table3.B1" office:value-type="string">
            <text:p text:style-name="P28">Camila Calcagno</text:p>
          </table:table-cell>
        </table:table-row>
        <table:table-row>
          <table:table-cell table:style-name="Table3.A2" office:value-type="string">
            <text:p text:style-name="P28">Rol</text:p>
          </table:table-cell>
          <table:table-cell table:style-name="Table3.B2" office:value-type="string">
            <text:p text:style-name="P28">Programador</text:p>
          </table:table-cell>
        </table:table-row>
        <table:table-row>
          <table:table-cell table:style-name="Table3.A2" office:value-type="string">
            <text:p text:style-name="P28">Categoria Profesional</text:p>
          </table:table-cell>
          <table:table-cell table:style-name="Table3.B2" office:value-type="string">
            <text:p text:style-name="P28">Estudiante</text:p>
          </table:table-cell>
        </table:table-row>
        <table:table-row>
          <table:table-cell table:style-name="Table3.A2" office:value-type="string">
            <text:p text:style-name="P28">Responsabilidades</text:p>
          </table:table-cell>
          <table:table-cell table:style-name="Table3.B2" office:value-type="string">
            <text:p text:style-name="P28">Codificar la aplicación</text:p>
          </table:table-cell>
        </table:table-row>
      </table:table>
      <text:p text:style-name="P8"/>
      <text:p text:style-name="P24">1.7 Visión global</text:p>
      <text:p text:style-name="P24">En el presente documento se encontrará la información acerca de las</text:p>
      <text:p text:style-name="P24">características del producto de software, interfases del usuario, interfases del</text:p>
      <text:p text:style-name="P24">sistema, características de los usuarios, descripción de los requerimientos</text:p>
      <text:p text:style-name="P24">funcionales, no funcionales y del sistema, los cuales se representaran mediante el</text:p>
      <text:p text:style-name="P24">siguiente formato:</text:p>
      <text:p text:style-name="P24">Id: es un identificador de la funcionalidad</text:p>
      <text:p text:style-name="P24">Nombre: nombre de la funcionalidad</text:p>
      <text:p text:style-name="P24">Descripcion: caracteristicas de la funcionalidad</text:p>
      <text:p text:style-name="P24"><text:soft-page-break/>Tipo:[bug/new]</text:p>
      <text:p text:style-name="P24">Estimacion:[0,1,2,4,8] 4 (corresponde a 8 hs p.e)</text:p>
      <text:p text:style-name="P14"><text:span text:style-name="T14">Condiciones de satisfacción:una vez descriptas las funcionalidades, ver que satisfacción se logro.</text:span> </text:p>
      <text:p text:style-name="P19"><text:s/></text:p>
      <text:p text:style-name="P39"><text:span text:style-name="T7">2 </text:span><text:span text:style-name="T6">Descripción</text:span><text:span text:style-name="T7"> Global </text:span><text:span text:style-name="T2"><text:tab/></text:span></text:p>
      <text:p text:style-name="P35">2.1 Descripción del Producto</text:p>
      <text:p text:style-name="P33">El sistema <text:s/>4 lineas sera un producto que trabaja en forma Cliente/Servidor, además de trabajar de manera independiente sin interactuar con otro usuario.</text:p>
      <text:p text:style-name="P37"/>
      <text:p text:style-name="P36">2.2 Funciones del Producto</text:p>
      <text:p text:style-name="P33">La aplicación 4 Lineas permitirá realizar las siguientes funciones:</text:p>
      <text:p text:style-name="P38"><text:span text:style-name="T3"><text:tab/>-</text:span><text:span text:style-name="T4">Registro de Usuarios: El usuario podrá registrarse en el sistema o jugar como invitado<text:tab/> dando su nombre.</text:span></text:p>
      <text:p text:style-name="P34"><text:tab/>-Elección del contrincante: El usuario podrá jugar contra otro usuario de manera web o <text:tab/>local.</text:p>
      <text:p text:style-name="P34"><text:tab/>-Reinicio de Partida: En cualquier momento del juego se podra reiniciar el juego</text:p>
      <text:p text:style-name="P34"><text:tab/>-Ranking del juego: Los usuarios registrados podrán sumar puntos por partida ganada en <text:tab/>un ranking general.</text:p>
      <text:p text:style-name="P38"><text:span text:style-name="T4"><text:tab/>-</text:span><text:span text:style-name="T5">Elección de ficha:Los usuarios deberán elegir un color de la ficha con la que desea <text:tab/>jugar.</text:span></text:p>
      <text:p text:style-name="P24">2.3 Característica del usuario</text:p>
      <text:p text:style-name="P23"><text:span text:style-name="T14">El sistema </text:span><text:span text:style-name="T15">Cuatro en Linea </text:span><text:span text:style-name="T14">contendrá </text:span><text:span text:style-name="T15">2</text:span><text:span text:style-name="T14"> tipos de usuarios que interactúan </text:span><text:span text:style-name="T15">Usuario registrado y Usuario invitado</text:span></text:p>
      <text:p text:style-name="P24">2.3.1</text:p>
      <text:p text:style-name="P24">Perfil de usuario</text:p>
      <text:p text:style-name="P24">Cada usuario tendrá un perfil específico para que su interacción con el sistema sea</text:p>
      <text:p text:style-name="P24">correcta y no conlleve a fallos:</text:p>
      <text:p text:style-name="P23"><text:span text:style-name="T15">Usuario registrado</text:span><text:span text:style-name="T14">:</text:span><text:span text:style-name="T15">Persona registrada en el sistema que posee el privilegio de aparecer en el ranking del juego.</text:span></text:p>
      <text:p text:style-name="P23"><text:span text:style-name="T15">Usuario Invitado</text:span><text:span text:style-name="T14">: </text:span><text:span text:style-name="T15">Persona no registrada que no aparecera en el ranking de usuario</text:span></text:p>
      <text:p text:style-name="P25">Administrador: Super usuario con control total del los datos del juego.</text:p>
      <text:p text:style-name="P24">2.3.2</text:p>
      <text:p text:style-name="P24">Jerarquía de usuario</text:p>
      <text:p text:style-name="P23"><text:span text:style-name="T14">Administrador-</text:span><text:span text:style-name="T15">Usuario Regitrado</text:span><text:span text:style-name="T14">-</text:span><text:span text:style-name="T15">Usuario Invitado</text:span></text:p>
      <text:p text:style-name="P24">2.4 Restricciones generales</text:p>
      <text:p text:style-name="P24">2.4.1</text:p>
      <text:p text:style-name="P24">Políticas Reguladoras</text:p>
      <text:p text:style-name="P24">La aplicación se desarrollara mediante software de licencia abierta por lo tanto no se</text:p>
      <text:p text:style-name="P24">deberá pagar por el uso de: servidor WEB (APACHE), Sistema de Gestión de Base de</text:p>
      <text:p text:style-name="P23"><text:span text:style-name="T14">Datos (</text:span><text:span text:style-name="T15">MySQL</text:span><text:span text:style-name="T14">) y el lenguaje de programación (JAVA), por lo tanto, la utilización</text:span></text:p>
      <text:p text:style-name="P24">de estos programas se hará mediantes las políticas establecidas por este tipo de</text:p>
      <text:p text:style-name="P24">licenciamiento.</text:p>
      <text:p text:style-name="P24">2.4.2</text:p>
      <text:p text:style-name="P24">Limitaciones de Hardware</text:p>
      <text:p text:style-name="P24">Para esta aplicación será necesario un computador servidor en el cual se instalara el</text:p>
      <text:p text:style-name="P23"><text:span text:style-name="T14">servidor WEB Apache, </text:span><text:span text:style-name="T15">My</text:span><text:span text:style-name="T14">SQL, JAVA y la aplicación CMST.</text:span></text:p>
      <text:p text:style-name="P24"><text:soft-page-break/>2.4.3</text:p>
      <text:p text:style-name="P24">Interfaces con otras aplicaciones</text:p>
      <text:p text:style-name="P24">Debido a que el sistema no interactúa con otros sistemas y es autónomo no se</text:p>
      <text:p text:style-name="P24">desarrollan interfaces con otras aplicaciones. Las conexiones necesarias para la</text:p>
      <text:p text:style-name="P23"><text:span text:style-name="T14">utilización del servidor web, </text:span><text:span text:style-name="T15">My</text:span><text:span text:style-name="T14">SQL, Java y un DNS, se hará por medio de la</text:span></text:p>
      <text:p text:style-name="P24">configuración de estos programas.</text:p>
      <text:p text:style-name="P24">2.4.4</text:p>
      <text:p text:style-name="P24">Funcionamiento Paralelo</text:p>
      <text:p text:style-name="P24">No es condición del Proyecto</text:p>
      <text:p text:style-name="P24">2.4.5</text:p>
      <text:p text:style-name="P24">Funciones de Auditoria</text:p>
      <text:p text:style-name="P24">No es condición del Proyecto</text:p>
      <text:p text:style-name="P24">2.4.6</text:p>
      <text:p text:style-name="P24">Funciones de Control</text:p>
      <text:p text:style-name="P24">El sistema debe controlar los permisos que tiene cada usuario para su accesibilidad de</text:p>
      <text:p text:style-name="P24">una manera correcta, de tal forma que pueda acceder la información que le corresponde</text:p>
      <text:p text:style-name="P24">de acuerdo a su rol. Debe tener controles adecuados para la validación de datos.</text:p>
      <text:p text:style-name="P24">2.4.7</text:p>
      <text:p text:style-name="P24">Requisitos del Lenguaje</text:p>
      <text:p text:style-name="P24">Todo el material que se realice para el usuario y la aplicación debe de estar en lenguaje</text:p>
      <text:p text:style-name="P24">Español.</text:p>
      <text:p text:style-name="P24">2.4.8</text:p>
      <text:p text:style-name="P24">Protocolos Señalados</text:p>
      <text:p text:style-name="P24">Se usará protocolos de comunicación TCP/IP.</text:p>
      <text:p text:style-name="P24">2.4.9</text:p>
      <text:p text:style-name="P24">Credibilidad de la aplicación</text:p>
      <text:p text:style-name="P24">Para garantizar una buena credibilidad el sistema deberá ser sometido a una serie de</text:p>
      <text:p text:style-name="P24">pruebas para establecer que se encuentra acorde a los requerimientos que se plasman en</text:p>
      <text:p text:style-name="P24">el documento en tanto a la consistencia de datos como al rendimiento de la aplicación,</text:p>
      <text:p text:style-name="P24">tales como tiempos de respuesta.</text:p>
      <text:p text:style-name="P24">2.4.10</text:p>
      <text:p text:style-name="P24">Consideraciones de seguridad</text:p>
      <text:p text:style-name="P24">Cada usuario deberá autenticarse y su acceso verificado por una sola Terminal para su</text:p>
      <text:p text:style-name="P24">respectiva labor de acuerdo a lo que su rol especifique. Todas las claves de seguridad</text:p>
      <text:p text:style-name="P24">deberán estar seguras y en su defecto encriptadas en la base de datos para dar una buena</text:p>
      <text:p text:style-name="P24">seguridad al sistema y su información.</text:p>
      <text:p text:style-name="P24">10</text:p>
      <text:p text:style-name="P24">2.5 Suposiciones y dependencias</text:p>
      <text:p text:style-name="P24">- La red interna deberá de estar configurada para el manejo de protocolos TCP/IP,</text:p>
      <text:p text:style-name="P24">HTTP, DNS, principalmente todo lo relacionado en cuanto a desempeño y</text:p>
      <text:p text:style-name="P24">seguridad.</text:p>
      <text:p text:style-name="P24">-Debe realizarse una capacitación adecuada y acorde a lo que cada usuario va a</text:p>
      <text:p text:style-name="P24">realizar. Su capacitación de hará en el momento que sea necesaria y a las</text:p>
      <text:p text:style-name="P24">persona indicada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1"><text:soft-page-break/>3 Requerimientos específicos</text:p>
      <text:p text:style-name="P41"/>
      <text:p text:style-name="P41">Requerimientos Funcionales</text:p>
      <text:p text:style-name="P41">Id:<text:span text:style-name="T16">Us_cuenta</text:span></text:p>
      <text:p text:style-name="P42">Nombre: <text:span text:style-name="T9">Como usuario quiero crear mi cuenta.</text:span></text:p>
      <text:p text:style-name="P41">Descripcion: El <text:span text:style-name="T18">sistema</text:span> se encargará de registrar los <text:span text:style-name="T18">datos de los usuarios para que puedan tener acceso al juego.</text:span></text:p>
      <text:p text:style-name="P41">Tipo:nuevo</text:p>
      <text:p text:style-name="P41">Estimación: 1</text:p>
      <text:p text:style-name="P41">Condiciones de satisfacción:El sistema deberá ver que los <text:span text:style-name="T18">datos fueron guardados correctamente, y que el usuario a podido registrarse.</text:span></text:p>
      <text:p text:style-name="P41"/>
      <text:p text:style-name="P43">Id:<text:span text:style-name="T18">New_partida</text:span></text:p>
      <text:p text:style-name="P43">Nombre: <text:span text:style-name="T9">Como usuario quiero crear una nueva partida.</text:span></text:p>
      <text:p text:style-name="P43">Descripcion: El <text:span text:style-name="T18">sistema</text:span> se encargará de <text:span text:style-name="T18">que todos aquellos usuarios registrados, puedan iniciar una nueva partida.</text:span></text:p>
      <text:p text:style-name="P43">Tipo:nuevo</text:p>
      <text:p text:style-name="P43">Estimación: 1</text:p>
      <text:p text:style-name="P43">Condiciones de satisfacción:El sistema deberá ver que <text:span text:style-name="T18">el jugador esta registrado y le proporciona acceso a nuevas partidas.</text:span></text:p>
      <text:p text:style-name="P41"/>
      <text:p text:style-name="P43">Id:<text:span text:style-name="T18">Us_ganador</text:span></text:p>
      <text:p text:style-name="P43">Nombre: <text:span text:style-name="T9">Como jugador cuando coloco una ficha quiero saber si gane.</text:span></text:p>
      <text:p text:style-name="P43">Descripcion: El <text:span text:style-name="T18">sistema</text:span> se encargará de <text:span text:style-name="T18">que todos aquellos jugadores, vayan colocando una ficha en el tablero, para que uno de ellos pueda ganar el juego.</text:span></text:p>
      <text:p text:style-name="P43">Tipo:nuevo</text:p>
      <text:p text:style-name="P43">Estimación: 1</text:p>
      <text:p text:style-name="P43">Condiciones de satisfacción:El sistema <text:span text:style-name="T18">cada vez que se coloca una ficha por parte de cualquier jugador, analiza si ganó el juego.</text:span></text:p>
      <text:p text:style-name="P43"/>
      <text:p text:style-name="P44">Id:<text:span text:style-name="T19">tabl_corriente</text:span></text:p>
      <text:p text:style-name="P44">Nombre: <text:span text:style-name="T9">Como jugador quiero poder ver el tablero de mi partida corriente.</text:span></text:p>
      <text:p text:style-name="P44">Descripcion: El <text:span text:style-name="T18">sistema</text:span> se encargará de <text:span text:style-name="T18">que todos aquellos jugadores, a medida que vayan insertando fichas en el tablero, este tablero se mostrará con cada ficha insertada por los contrincantes.</text:span></text:p>
      <text:p text:style-name="P44">Tipo:nuevo</text:p>
      <text:p text:style-name="P44">Estimación: 1</text:p>
      <text:p text:style-name="P44">Condiciones de satisfacción:El sistema <text:span text:style-name="T18">cada vez que se coloca una ficha por parte de cualquier jugador, nos permite ver el tablero con las respectivas jugadas.</text:span></text:p>
      <text:p text:style-name="P44"/>
      <text:p text:style-name="P45">Id:<text:span text:style-name="T19">tabl_corriente</text:span></text:p>
      <text:p text:style-name="P45">Nombre:<text:span text:style-name="T9">Como usuario quiero ver contrincantes de ranking similar para poder desafiarlos.</text:span></text:p>
      <text:p text:style-name="P45">Descripcion: El <text:span text:style-name="T18">sistema</text:span> se encargará de <text:span text:style-name="T18">que todos aquellos jugadores, tengan acceso al ranking del juego, para ver la cantidad de partidos ganados que tienen los demás usuarios.</text:span></text:p>
      <text:p text:style-name="P45">Tipo:nuevo</text:p>
      <text:p text:style-name="P45">Estimación: 1</text:p>
      <text:p text:style-name="P45"><text:soft-page-break/>Condiciones de satisfacción:El sistema <text:span text:style-name="T20">da a conocer el ranking del juego, mostrando los partidos ganados por los usuarios.</text:span></text:p>
      <text:p text:style-name="P26"/>
      <text:p text:style-name="P21"/>
      <text:p text:style-name="P20"/>
      <text:p text:style-name="P20"/>
      <text:p text:style-name="P20"/>
      <text:p text:style-name="P22"/>
      <text:p text:style-name="P24"/>
      <text:p text:style-name="P24"/>
      <text:p text:style-name="P24"/>
      <text:p text:style-name="P24"/>
      <text:p text:style-name="P40"/>
      <text:p text:style-name="P3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0:14:29.285502926</meta:creation-date>
    <dc:date>2015-06-19T15:33:16.538951112</dc:date>
    <meta:editing-duration>PT1H22M17S</meta:editing-duration>
    <meta:editing-cycles>17</meta:editing-cycles>
    <meta:generator>LibreOffice/4.2.7.2$Linux_x86 LibreOffice_project/420m0$Build-2</meta:generator>
    <meta:document-statistic meta:table-count="4" meta:image-count="0" meta:object-count="0" meta:page-count="7" meta:paragraph-count="209" meta:word-count="1451" meta:character-count="9690" meta:non-whitespace-character-count="8397"/>
  </office:meta>
</office:document-meta>
</file>